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EvaluationException.setAvailableContexts( String [ ] contex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ionException.getLocalize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ionException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ionException.setLocalizedMessage( String loc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ionException.ExpressionEvaluationException( String message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EvaluationException.ExpressionEvaluationException( String message , String expression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EvaluationException.getAvailableCon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ionException.ExpressionEvalu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ionException.ExpressionEvaluationException( String expression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